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2b70" officeooo:paragraph-rsid="00122b70"/>
    </style:style>
    <style:style style:name="P2" style:family="paragraph" style:parent-style-name="Title">
      <style:text-properties officeooo:rsid="00122b70" officeooo:paragraph-rsid="00122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9</text:p>
      <text:p text:style-name="P1">Q1) Write a query that lists each order nnumber followed by the name of the customer who makde the orde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02:52.124491304</meta:creation-date>
    <dc:date>2023-09-15T17:21:28.203045349</dc:date>
    <meta:editing-duration>PT18M38S</meta:editing-duration>
    <meta:editing-cycles>1</meta:editing-cycles>
    <meta:document-statistic meta:table-count="0" meta:image-count="0" meta:object-count="0" meta:page-count="1" meta:paragraph-count="2" meta:word-count="22" meta:character-count="119" meta:non-whitespace-character-count="98"/>
    <meta:generator>LibreOffice/7.6.1.2$Linux_X86_64 LibreOffice_project/4412c0006c0cfe5a5d40cae25a00da8a194aa4c0</meta:generator>
  </office:meta>
</office:document-meta>
</file>